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72in" fo:break-before="auto" style:use-optimal-row-height="false"/>
    </style:style>
    <style:style style:name="ro3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465a4" fo:font-weight="bold" style:font-weight-asian="bold" style:font-weight-complex="bold"/>
    </style:style>
    <style:style style:name="ce3" style:family="table-cell" style:parent-style-name="Default" style:data-style-name="N1">
      <style:text-properties fo:color="#c9211e" fo:font-weight="bold" style:font-weight-asian="bold" style:font-weight-complex="bold"/>
    </style:style>
    <style:style style:name="ce4" style:family="table-cell" style:parent-style-name="Default">
      <style:text-properties fo:color="#2a6099" fo:font-weight="bold" style:font-weight-asian="bold" style:font-weight-complex="bold"/>
    </style:style>
    <style:style style:name="ce5" style:family="table-cell" style:parent-style-name="Default">
      <style:text-properties fo:color="#c9211e" fo:font-weight="bold" style:font-weight-asian="bold" style:font-weight-complex="bold"/>
    </style:style>
    <style:style style:name="ce15" style:family="table-cell" style:parent-style-name="Default" style:data-style-name="N0">
      <style:text-properties fo:color="#2a6099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 style:data-style-name="N2">
      <style:text-properties fo:color="#c9211e" fo:font-weight="bold" style:font-weight-asian="bold" style:font-weight-complex="bold"/>
    </style:style>
    <style:style style:name="ce8" style:family="table-cell" style:parent-style-name="Default" style:data-style-name="N129">
      <style:text-properties fo:color="#c9211e" fo:font-weight="bold" style:font-weight-asian="bold" style:font-weight-complex="bold"/>
    </style:style>
    <style:style style:name="ce19" style:family="table-cell" style:parent-style-name="Default">
      <style:text-properties fo:color="#000000"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steps="500" table:maximum-difference="0.1"/>
      </table:calculation-settings>
      <table:table table:name="Sheet1" table:style-name="ta1">
        <table:shapes>
          <draw:frame draw:z-index="0" draw:style-name="gr1" draw:text-style-name="P1" svg:width="7.5047in" svg:height="4.2213in" svg:x="4.8957in" svg:y="1.261in">
            <draw:object draw:notify-on-update-of-ranges="Sheet1.B33:Sheet1.B43 Sheet1.G32:Sheet1.G32 Sheet1.G33:Sheet1.G43 Sheet1.L32:Sheet1.L32 Sheet1.L33:Sheet1.L4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0in" svg:y="8.1268in">
            <draw:object draw:notify-on-update-of-ranges="Sheet1.B33:Sheet1.B43 Sheet1.H32:Sheet1.H32 Sheet1.H33:Sheet1.H43 Sheet1.I32:Sheet1.I32 Sheet1.I33:Sheet1.I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5"/>
        <table:table-column table:style-name="co2" table:default-cell-style-name="ce3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otal weight (kg)</text:p>
          </table:table-cell>
          <table:table-cell table:style-name="ce2" table:formula="of:=990+70" office:value-type="float" office:value="1060" calcext:value-type="float">
            <text:p>1060</text:p>
          </table:table-cell>
          <table:table-cell table:style-name="ce1"/>
          <table:table-cell/>
          <table:table-cell table:style-name="ce1" office:value-type="string" calcext:value-type="string">
            <text:p>MC diameter (mm)</text:p>
          </table:table-cell>
          <table:table-cell table:style-name="ce4" table:formula="of:=(7/8)*25.4" office:value-type="float" office:value="22.225" calcext:value-type="float">
            <text:p>22.225</text:p>
          </table:table-cell>
          <table:table-cell table:number-columns-repeated="6"/>
          <table:table-cell table:style-name="ce1" office:value-type="string" calcext:value-type="string">
            <text:p>v1 (km/h)</text:p>
          </table:table-cell>
          <table:table-cell table:style-name="ce4" office:value-type="float" office:value="200" calcext:value-type="float">
            <text:p>200</text:p>
          </table:table-cell>
          <table:table-cell table:style-name="ce19"/>
        </table:table-row>
        <table:table-row table:style-name="ro1">
          <table:table-cell office:value-type="string" calcext:value-type="string">
            <text:p>Static front weight bias</text:p>
          </table:table-cell>
          <table:table-cell table:style-name="ce2" office:value-type="float" office:value="0.43" calcext:value-type="float">
            <text:p>0.43</text:p>
          </table:table-cell>
          <table:table-cell table:style-name="ce1"/>
          <table:table-cell/>
          <table:table-cell table:style-name="ce1" office:value-type="string" calcext:value-type="string">
            <text:p>Pedal ratio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6"/>
          <table:table-cell table:style-name="ce1" office:value-type="string" calcext:value-type="string">
            <text:p>v2 (km/h)</text:p>
          </table:table-cell>
          <table:table-cell table:style-name="ce4" office:value-type="float" office:value="30" calcext:value-type="float">
            <text:p>30</text:p>
          </table:table-cell>
          <table:table-cell table:style-name="ce4"/>
        </table:table-row>
        <table:table-row table:style-name="ro1">
          <table:table-cell/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Rear</text:p>
          </table:table-cell>
          <table:table-cell/>
          <table:table-cell table:style-name="ce1" office:value-type="string" calcext:value-type="string">
            <text:p>MC area (m^2)</text:p>
          </table:table-cell>
          <table:table-cell table:style-name="ce5" table:formula="of:=([.F1]/2)^2*PI()/1000^2" office:value-type="float" office:value="0.000387947913684022" calcext:value-type="float">
            <text:p>0.000387947913684022</text:p>
          </table:table-cell>
          <table:table-cell table:number-columns-repeated="6"/>
          <table:table-cell table:style-name="ce1" office:value-type="string" calcext:value-type="string">
            <text:p>t1 (*C)</text:p>
          </table:table-cell>
          <table:table-cell table:style-name="ce4" office:value-type="float" office:value="260" calcext:value-type="float">
            <text:p>260</text:p>
          </table:table-cell>
          <table:table-cell table:style-name="ce4"/>
        </table:table-row>
        <table:table-row table:style-name="ro1">
          <table:table-cell office:value-type="string" calcext:value-type="string">
            <text:p>Static weight (kg)</text:p>
          </table:table-cell>
          <table:table-cell table:style-name="ce3" table:formula="of:=[.B1]*[.B2]" office:value-type="float" office:value="455.8" calcext:value-type="float">
            <text:p>456</text:p>
          </table:table-cell>
          <table:table-cell table:formula="of:=[.B1]-[.B4]" office:value-type="float" office:value="604.2" calcext:value-type="float">
            <text:p>604</text:p>
          </table:table-cell>
          <table:table-cell table:number-columns-repeated="9"/>
          <table:table-cell table:style-name="ce1" office:value-type="string" calcext:value-type="string">
            <text:p>k1 (J)</text:p>
          </table:table-cell>
          <table:table-cell table:style-name="ce3" table:formula="of:=[.B$1] * ([.N1]*1000/3600)^2" office:value-type="float" office:value="3271604.93827161" calcext:value-type="float">
            <text:p>3271605</text:p>
          </table:table-cell>
          <table:table-cell table:style-name="ce1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Rear</text:p>
          </table:table-cell>
          <table:table-cell table:number-columns-repeated="5"/>
          <table:table-cell table:style-name="ce1" office:value-type="string" calcext:value-type="string">
            <text:p>k2 (J)</text:p>
          </table:table-cell>
          <table:table-cell table:style-name="ce3" table:formula="of:=[.B$1] * ([.N2]*1000/3600)^2" office:value-type="float" office:value="73611.1111111111" calcext:value-type="float">
            <text:p>73611</text:p>
          </table:table-cell>
          <table:table-cell table:style-name="ce1"/>
        </table:table-row>
        <table:table-row table:style-name="ro1">
          <table:table-cell office:value-type="string" calcext:value-type="string">
            <text:p>CG height (m)</text:p>
          </table:table-cell>
          <table:table-cell table:style-name="ce4" office:value-type="float" office:value="0.455" calcext:value-type="float">
            <text:p>0.455</text:p>
          </table:table-cell>
          <table:table-cell table:style-name="Default"/>
          <table:table-cell/>
          <table:table-cell table:style-name="ce1" office:value-type="string" calcext:value-type="string">
            <text:p>Rotor effective radius (m)</text:p>
          </table:table-cell>
          <table:table-cell table:style-name="ce5" table:formula="of:=(([.B20]/2) - ([.B21]/2))/1000" office:value-type="float" office:value="0.1225" calcext:value-type="float">
            <text:p>0.1225</text:p>
          </table:table-cell>
          <table:table-cell table:style-name="ce5" table:formula="of:=(([.C20]/2) - ([.C21]/2))/1000" office:value-type="float" office:value="0.113" calcext:value-type="float">
            <text:p>0.113</text:p>
          </table:table-cell>
          <table:table-cell table:number-columns-repeated="5"/>
          <table:table-cell table:style-name="ce1" office:value-type="string" calcext:value-type="string">
            <text:p>front bias @ decel (g)</text:p>
          </table:table-cell>
          <table:table-cell table:style-name="ce2" office:value-type="float" office:value="0.6" calcext:value-type="float">
            <text:p>0.6</text:p>
          </table:table-cell>
          <table:table-cell table:style-name="ce1"/>
        </table:table-row>
        <table:table-row table:style-name="ro1">
          <table:table-cell office:value-type="string" calcext:value-type="string">
            <text:p>Wheelbase (m)</text:p>
          </table:table-cell>
          <table:table-cell table:style-name="ce4" office:value-type="float" office:value="2.45" calcext:value-type="float">
            <text:p>2.45</text:p>
          </table:table-cell>
          <table:table-cell table:style-name="Default"/>
          <table:table-cell table:number-columns-repeated="9"/>
          <table:table-cell table:style-name="ce1"/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Rear</text:p>
          </table:table-cell>
        </table:table-row>
        <table:table-row table:style-name="ro1">
          <table:table-cell table:style-name="Default" table:number-columns-repeated="3"/>
          <table:table-cell table:number-columns-repeated="9"/>
          <table:table-cell table:style-name="ce1" office:value-type="string" calcext:value-type="string">
            <text:p>Rotor mass</text:p>
          </table:table-cell>
          <table:table-cell table:style-name="ce4" office:value-type="float" office:value="4.635" calcext:value-type="float">
            <text:p>4.635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Rear</text:p>
          </table:table-cell>
          <table:table-cell table:number-columns-repeated="9"/>
          <table:table-cell table:style-name="ce1" office:value-type="string" calcext:value-type="string">
            <text:p>t2 (*C)</text:p>
          </table:table-cell>
          <table:table-cell table:style-name="ce3" table:formula="of:=([.$N4]-[.$N5])*[.N6] / (0.46*1000*2*[.N8])" office:value-type="float" office:value="449.978025490431" calcext:value-type="float">
            <text:p>450</text:p>
          </table:table-cell>
          <table:table-cell table:style-name="ce3" table:formula="of:=([.$N4]-[.$N5])*(1-[.N6]) / (0.46*1000*2*[.O8])" office:value-type="float" office:value="347.608024691358" calcext:value-type="float">
            <text:p>348</text:p>
          </table:table-cell>
        </table:table-row>
        <table:table-row table:style-name="ro1">
          <table:table-cell office:value-type="string" calcext:value-type="string">
            <text:p>Tire width (mm)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225" calcext:value-type="float">
            <text:p>2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re aspect ratio</text:p>
          </table:table-cell>
          <table:table-cell table:number-columns-repeated="2" table:style-name="ce4" office:value-type="float" office:value="45" calcext:value-type="float">
            <text:p>4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heel diameter (in)</text:p>
          </table:table-cell>
          <table:table-cell table:number-columns-repeated="2" table:style-name="ce4"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ire diameter (m)</text:p>
          </table:table-cell>
          <table:table-cell table:formula="of:=([.B10]*([.B11]/100)*2 + ([.B12]*25.4)) / 1000" office:value-type="float" office:value="0.5819" calcext:value-type="float">
            <text:p>0.5819</text:p>
          </table:table-cell>
          <table:table-cell table:style-name="ce5" table:formula="of:=([.C10]*([.C11]/100)*2 + ([.C12]*25.4)) / 1000" office:value-type="float" office:value="0.6089" calcext:value-type="float">
            <text:p>0.6089</text:p>
          </table:table-cell>
          <table:table-cell table:number-columns-repeated="12"/>
        </table:table-row>
        <table:table-row table:style-name="ro1">
          <table:table-cell table:style-name="Default" table:number-columns-repeated="3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Rea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liper piston #1 dia (mm)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liper piston #2 dia (mm)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liper piston #3 dia (mm)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al piston area /caliper (cm^2)</text:p>
          </table:table-cell>
          <table:table-cell table:formula="of:=(([.B16]/10/2)^2 + ([.B17]/10/2)^2  + ([.B18]/10/2)^2)*PI()*2" office:value-type="float" office:value="50.2654824574367" calcext:value-type="float">
            <text:p>50.2654824574367</text:p>
          </table:table-cell>
          <table:table-cell table:style-name="ce5" table:formula="of:=(([.C16]/10/2)^2 + ([.C17]/10/2)^2  + ([.C18]/10/2)^2)*PI()*2" office:value-type="float" office:value="45.4902616239802" calcext:value-type="float">
            <text:p>45.490261623980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tor diameter (mm)</text:p>
          </table:table-cell>
          <table:table-cell table:style-name="ce2" office:value-type="float" office:value="295" calcext:value-type="float">
            <text:p>295</text:p>
          </table:table-cell>
          <table:table-cell table:style-name="ce2" office:value-type="float" office:value="280" calcext:value-type="float">
            <text:p>28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d height (mm)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ad mu</text:p>
          </table:table-cell>
          <table:table-cell table:number-columns-repeated="2" table:style-name="ce2" office:value-type="float" office:value="0.41" calcext:value-type="float">
            <text:p>0.41</text:p>
          </table:table-cell>
          <table:table-cell table:number-columns-repeated="12"/>
        </table:table-row>
        <table:table-row table:style-name="ro1"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Proportioning valve</text:p>
          </table:table-cell>
          <table:table-cell table:style-name="ce1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table:style-name="ce4" office:value-type="string" calcext:value-type="string">
            <text:p>tilton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Knee point (bar)</text:p>
          </table:table-cell>
          <table:table-cell table:formula="of:=(150 + [.B28]*150)/14.50377" office:value-type="float" office:value="20.6842772603261" calcext:value-type="float">
            <text:p>20.6842772603261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Slope</text:p>
          </table:table-cell>
          <table:table-cell table:style-name="ce15" table:formula="of:=1/3" office:value-type="float" office:value="0.333333333333333" calcext:value-type="float">
            <text:p>0.333333333333333</text:p>
          </table:table-cell>
          <table:table-cell table:style-name="ce1"/>
          <table:table-cell table:number-columns-repeated="12"/>
        </table:table-row>
        <table:table-row table:style-name="ro1">
          <table:table-cell office:value-type="string" calcext:value-type="string">
            <text:p>Setting (# of turns)</text:p>
          </table:table-cell>
          <table:table-cell table:style-name="ce4" office:value-type="float" office:value="1" calcext:value-type="float">
            <text:p>1</text:p>
          </table:table-cell>
          <table:table-cell table:style-name="ce1"/>
          <table:table-cell table:number-columns-repeated="12"/>
        </table:table-row>
        <table:table-row table:style-name="ro1" table:number-rows-repeated="3">
          <table:table-cell table:style-name="Default" table:number-columns-repeated="3"/>
          <table:table-cell table:number-columns-repeated="12"/>
        </table:table-row>
        <table:table-row table:style-name="ro2">
          <table:table-cell table:style-name="Default"/>
          <table:table-cell table:style-name="ce6" office:value-type="string" calcext:value-type="string">
            <text:p>Decel (g)</text:p>
          </table:table-cell>
          <table:table-cell table:style-name="ce6" office:value-type="string" calcext:value-type="string">
            <text:p>Load F (kg)</text:p>
          </table:table-cell>
          <table:table-cell table:style-name="ce6" office:value-type="string" calcext:value-type="string">
            <text:p>Load <text:s/>R (kg)</text:p>
          </table:table-cell>
          <table:table-cell table:style-name="ce6" office:value-type="string" calcext:value-type="string">
            <text:p>F torque required (Nm)</text:p>
          </table:table-cell>
          <table:table-cell table:style-name="ce6" office:value-type="string" calcext:value-type="string">
            <text:p>R torque required (Nm)</text:p>
          </table:table-cell>
          <table:table-cell table:style-name="ce6" office:value-type="string" calcext:value-type="string">
            <text:p>Front bias optimal</text:p>
          </table:table-cell>
          <table:table-cell table:style-name="ce6" office:value-type="string" calcext:value-type="string">
            <text:p>Front pressure (bar)</text:p>
          </table:table-cell>
          <table:table-cell table:style-name="ce6" office:value-type="string" calcext:value-type="string">
            <text:p>Rear pressure (bar)</text:p>
          </table:table-cell>
          <table:table-cell table:style-name="ce6" office:value-type="string" calcext:value-type="string">
            <text:p>Front torque (Nm)</text:p>
          </table:table-cell>
          <table:table-cell table:style-name="ce6" office:value-type="string" calcext:value-type="string">
            <text:p>Rear torque (Nm)</text:p>
          </table:table-cell>
          <table:table-cell table:style-name="ce6" office:value-type="string" calcext:value-type="string">
            <text:p>Front bias</text:p>
          </table:table-cell>
          <table:table-cell table:style-name="ce6" office:value-type="string" calcext:value-type="string">
            <text:p>Front bias vs optimal</text:p>
          </table:table-cell>
          <table:table-cell table:style-name="ce6" office:value-type="string" calcext:value-type="string">
            <text:p>Pedal force (kg)</text:p>
          </table:table-cell>
          <table:table-cell/>
        </table:table-row>
        <table:table-row table:style-name="ro3">
          <table:table-cell table:style-name="Default"/>
          <table:table-cell office:value-type="float" office:value="0.4" calcext:value-type="float">
            <text:p>0.4</text:p>
          </table:table-cell>
          <table:table-cell table:formula="of:=[.$B$6]*[.$B$1]*[.B33]/[.$B$7] + [.$B$4]" office:value-type="float" office:value="534.542857142857" calcext:value-type="float">
            <text:p>535</text:p>
          </table:table-cell>
          <table:table-cell table:style-name="ce3" table:formula="of:=[.$B$1]-[.C33]" office:value-type="float" office:value="525.457142857143" calcext:value-type="float">
            <text:p>525</text:p>
          </table:table-cell>
          <table:table-cell table:style-name="ce3" table:formula="of:=[.C33]*[.B33]*9.81*([.$B$13]/2)" office:value-type="float" office:value="610.281058577143" calcext:value-type="float">
            <text:p>610</text:p>
          </table:table-cell>
          <table:table-cell table:style-name="ce3" table:formula="of:=[.D33]*[.B33]*9.81*([.$C$13]/2)" office:value-type="float" office:value="627.743576108572" calcext:value-type="float">
            <text:p>628</text:p>
          </table:table-cell>
          <table:table-cell table:style-name="ce7" table:formula="of:=[.E33]/([.E33]+[.F33])" office:value-type="float" office:value="0.492947427279643" calcext:value-type="float">
            <text:p>0.49</text:p>
          </table:table-cell>
          <table:table-cell table:style-name="ce7" table:formula="of:=[.J33]/([.$F$6]*[.$B$22]*2*[.$B$19]/(100^2))/100000" office:value-type="float" office:value="12.086765448968" calcext:value-type="float">
            <text:p>12.09</text:p>
          </table:table-cell>
          <table:table-cell table:style-name="ce7" table:formula="of:=IF([.H33] &gt; [.$B$26]; [.$B$26] + ([.H33]-[.$B$26])*[.$B$27]; [.H33])" office:value-type="float" office:value="12.086765448968" calcext:value-type="float">
            <text:p>12.09</text:p>
          </table:table-cell>
          <table:table-cell table:style-name="ce3" table:formula="of:=[.E33]" office:value-type="float" office:value="610.281058577143" calcext:value-type="float">
            <text:p>610</text:p>
          </table:table-cell>
          <table:table-cell table:style-name="ce3" table:formula="of:=[.$G$6]*2*[.I33]*10^5*([.$C$19]/100^2)*[.$C$22]" office:value-type="float" office:value="509.472591472584" calcext:value-type="float">
            <text:p>509</text:p>
          </table:table-cell>
          <table:table-cell table:style-name="ce7" table:formula="of:=[.J33]/([.J33]+[.K33])" office:value-type="float" office:value="0.545013680955665" calcext:value-type="float">
            <text:p>0.55</text:p>
          </table:table-cell>
          <table:table-cell table:style-name="ce8" table:formula="of:=[.L33]-[.G33]" office:value-type="float" office:value="0.0520662536760219" calcext:value-type="float">
            <text:p>0.052</text:p>
          </table:table-cell>
          <table:table-cell table:style-name="ce3" table:formula="of:=[.H33]*10^5*[.$F$3]/[.$F$2]/9.81" office:value-type="float" office:value="9.55970527852244" calcext:value-type="float">
            <text:p>10</text:p>
          </table:table-cell>
          <table:table-cell/>
        </table:table-row>
        <table:table-row table:style-name="ro1">
          <table:table-cell table:style-name="Default"/>
          <table:table-cell table:formula="of:=[.B33]+0.1" office:value-type="float" office:value="0.5" calcext:value-type="float">
            <text:p>0.5</text:p>
          </table:table-cell>
          <table:table-cell table:formula="of:=[.$B$6]*[.$B$1]*[.B34]/[.$B$7] + [.$B$4]" office:value-type="float" office:value="554.228571428571" calcext:value-type="float">
            <text:p>554</text:p>
          </table:table-cell>
          <table:table-cell table:style-name="ce3" table:formula="of:=[.$B$1]-[.C34]" office:value-type="float" office:value="505.771428571429" calcext:value-type="float">
            <text:p>506</text:p>
          </table:table-cell>
          <table:table-cell table:style-name="ce3" table:formula="of:=[.C34]*[.B34]*9.81*([.$B$13]/2)" office:value-type="float" office:value="790.944998014285" calcext:value-type="float">
            <text:p>791</text:p>
          </table:table-cell>
          <table:table-cell table:style-name="ce3" table:formula="of:=[.D34]*[.B34]*9.81*([.$C$13]/2)" office:value-type="float" office:value="755.282256557144" calcext:value-type="float">
            <text:p>755</text:p>
          </table:table-cell>
          <table:table-cell table:style-name="ce7" table:formula="of:=[.E34]/([.E34]+[.F34])" office:value-type="float" office:value="0.511532179811119" calcext:value-type="float">
            <text:p>0.51</text:p>
          </table:table-cell>
          <table:table-cell table:style-name="ce7" table:formula="of:=[.J34]/([.$F$6]*[.$B$22]*2*[.$B$19]/(100^2))/100000" office:value-type="float" office:value="15.6648589034075" calcext:value-type="float">
            <text:p>15.66</text:p>
          </table:table-cell>
          <table:table-cell table:style-name="ce7" table:formula="of:=IF([.H34] &gt; [.$B$26]; [.$B$26] + ([.H34]-[.$B$26])*[.$B$27]; [.H34])" office:value-type="float" office:value="15.6648589034075" calcext:value-type="float">
            <text:p>15.66</text:p>
          </table:table-cell>
          <table:table-cell table:style-name="ce3" table:formula="of:=[.E34]" office:value-type="float" office:value="790.944998014285" calcext:value-type="float">
            <text:p>791</text:p>
          </table:table-cell>
          <table:table-cell table:style-name="ce3" table:formula="of:=[.$G$6]*2*[.I34]*10^5*([.$C$19]/100^2)*[.$C$22]" office:value-type="float" office:value="660.293797730048" calcext:value-type="float">
            <text:p>660</text:p>
          </table:table-cell>
          <table:table-cell table:style-name="ce7" table:formula="of:=[.J34]/([.J34]+[.K34])" office:value-type="float" office:value="0.545013680955665" calcext:value-type="float">
            <text:p>0.55</text:p>
          </table:table-cell>
          <table:table-cell table:style-name="ce8" table:formula="of:=[.L34]-[.G34]" office:value-type="float" office:value="0.0334815011445458" calcext:value-type="float">
            <text:p>0.033</text:p>
          </table:table-cell>
          <table:table-cell table:style-name="ce3" table:formula="of:=[.H34]*10^5*[.$F$3]/[.$F$2]/9.81" office:value-type="float" office:value="12.3897030167819" calcext:value-type="float">
            <text:p>12</text:p>
          </table:table-cell>
          <table:table-cell/>
        </table:table-row>
        <table:table-row table:style-name="ro1">
          <table:table-cell table:style-name="Default"/>
          <table:table-cell table:formula="of:=[.B34]+0.1" office:value-type="float" office:value="0.6" calcext:value-type="float">
            <text:p>0.6</text:p>
          </table:table-cell>
          <table:table-cell table:formula="of:=[.$B$6]*[.$B$1]*[.B35]/[.$B$7] + [.$B$4]" office:value-type="float" office:value="573.914285714286" calcext:value-type="float">
            <text:p>574</text:p>
          </table:table-cell>
          <table:table-cell table:style-name="ce3" table:formula="of:=[.$B$1]-[.C35]" office:value-type="float" office:value="486.085714285714" calcext:value-type="float">
            <text:p>486</text:p>
          </table:table-cell>
          <table:table-cell table:style-name="ce3" table:formula="of:=[.C35]*[.B35]*9.81*([.$B$13]/2)" office:value-type="float" office:value="982.846407368572" calcext:value-type="float">
            <text:p>983</text:p>
          </table:table-cell>
          <table:table-cell table:style-name="ce3" table:formula="of:=[.D35]*[.B35]*9.81*([.$C$13]/2)" office:value-type="float" office:value="871.062051574285" calcext:value-type="float">
            <text:p>871</text:p>
          </table:table-cell>
          <table:table-cell table:style-name="ce7" table:formula="of:=[.E35]/([.E35]+[.F35])" office:value-type="float" office:value="0.530148294338661" calcext:value-type="float">
            <text:p>0.53</text:p>
          </table:table-cell>
          <table:table-cell table:style-name="ce7" table:formula="of:=[.J35]/([.$F$6]*[.$B$22]*2*[.$B$19]/(100^2))/100000" office:value-type="float" office:value="19.4655131947261" calcext:value-type="float">
            <text:p>19.47</text:p>
          </table:table-cell>
          <table:table-cell table:style-name="ce7" table:formula="of:=IF([.H35] &gt; [.$B$26]; [.$B$26] + ([.H35]-[.$B$26])*[.$B$27]; [.H35])" office:value-type="float" office:value="19.4655131947261" calcext:value-type="float">
            <text:p>19.47</text:p>
          </table:table-cell>
          <table:table-cell table:style-name="ce3" table:formula="of:=[.E35]" office:value-type="float" office:value="982.846407368572" calcext:value-type="float">
            <text:p>983</text:p>
          </table:table-cell>
          <table:table-cell table:style-name="ce3" table:formula="of:=[.$G$6]*2*[.I35]*10^5*([.$C$19]/100^2)*[.$C$22]" office:value-type="float" office:value="820.496227343241" calcext:value-type="float">
            <text:p>820</text:p>
          </table:table-cell>
          <table:table-cell table:style-name="ce7" table:formula="of:=[.J35]/([.J35]+[.K35])" office:value-type="float" office:value="0.545013680955665" calcext:value-type="float">
            <text:p>0.55</text:p>
          </table:table-cell>
          <table:table-cell table:style-name="ce8" table:formula="of:=[.L35]-[.G35]" office:value-type="float" office:value="0.0148653866170033" calcext:value-type="float">
            <text:p>0.015</text:p>
          </table:table-cell>
          <table:table-cell table:style-name="ce3" table:formula="of:=[.H35]*10^5*[.$F$3]/[.$F$2]/9.81" office:value-type="float" office:value="15.3957293224929" calcext:value-type="float">
            <text:p>15</text:p>
          </table:table-cell>
          <table:table-cell/>
        </table:table-row>
        <table:table-row table:style-name="ro1">
          <table:table-cell table:style-name="Default"/>
          <table:table-cell table:formula="of:=[.B35]+0.1" office:value-type="float" office:value="0.7" calcext:value-type="float">
            <text:p>0.7</text:p>
          </table:table-cell>
          <table:table-cell table:formula="of:=[.$B$6]*[.$B$1]*[.B36]/[.$B$7] + [.$B$4]" office:value-type="float" office:value="593.6" calcext:value-type="float">
            <text:p>594</text:p>
          </table:table-cell>
          <table:table-cell table:style-name="ce3" table:formula="of:=[.$B$1]-[.C36]" office:value-type="float" office:value="466.4" calcext:value-type="float">
            <text:p>466</text:p>
          </table:table-cell>
          <table:table-cell table:style-name="ce3" table:formula="of:=[.C36]*[.B36]*9.81*([.$B$13]/2)" office:value-type="float" office:value="1185.98528664" calcext:value-type="float">
            <text:p>1186</text:p>
          </table:table-cell>
          <table:table-cell table:style-name="ce3" table:formula="of:=[.D36]*[.B36]*9.81*([.$C$13]/2)" office:value-type="float" office:value="975.08296116" calcext:value-type="float">
            <text:p>975</text:p>
          </table:table-cell>
          <table:table-cell table:style-name="ce7" table:formula="of:=[.E36]/([.E36]+[.F36])" office:value-type="float" office:value="0.548795850314932" calcext:value-type="float">
            <text:p>0.55</text:p>
          </table:table-cell>
          <table:table-cell table:style-name="ce7" table:formula="of:=[.J36]/([.$F$6]*[.$B$22]*2*[.$B$19]/(100^2))/100000" office:value-type="float" office:value="23.4887283229236" calcext:value-type="float">
            <text:p>23.49</text:p>
          </table:table-cell>
          <table:table-cell table:style-name="ce7" table:formula="of:=IF([.H36] &gt; [.$B$26]; [.$B$26] + ([.H36]-[.$B$26])*[.$B$27]; [.H36])" office:value-type="float" office:value="21.619094281192" calcext:value-type="float">
            <text:p>21.62</text:p>
          </table:table-cell>
          <table:table-cell table:style-name="ce3" table:formula="of:=[.E36]" office:value-type="float" office:value="1185.98528664" calcext:value-type="float">
            <text:p>1186</text:p>
          </table:table-cell>
          <table:table-cell table:style-name="ce3" table:formula="of:=[.$G$6]*2*[.I36]*10^5*([.$C$19]/100^2)*[.$C$22]" office:value-type="float" office:value="911.272419013427" calcext:value-type="float">
            <text:p>911</text:p>
          </table:table-cell>
          <table:table-cell table:style-name="ce7" table:formula="of:=[.J36]/([.J36]+[.K36])" office:value-type="float" office:value="0.5654933504085" calcext:value-type="float">
            <text:p>0.57</text:p>
          </table:table-cell>
          <table:table-cell table:style-name="ce8" table:formula="of:=[.L36]-[.G36]" office:value-type="float" office:value="0.0166975000935683" calcext:value-type="float">
            <text:p>0.017</text:p>
          </table:table-cell>
          <table:table-cell table:style-name="ce3" table:formula="of:=[.H36]*10^5*[.$F$3]/[.$F$2]/9.81" office:value-type="float" office:value="18.5777841956555" calcext:value-type="float">
            <text:p>19</text:p>
          </table:table-cell>
          <table:table-cell/>
        </table:table-row>
        <table:table-row table:style-name="ro1">
          <table:table-cell table:style-name="Default"/>
          <table:table-cell table:formula="of:=[.B36]+0.1" office:value-type="float" office:value="0.8" calcext:value-type="float">
            <text:p>0.8</text:p>
          </table:table-cell>
          <table:table-cell table:formula="of:=[.$B$6]*[.$B$1]*[.B37]/[.$B$7] + [.$B$4]" office:value-type="float" office:value="613.285714285714" calcext:value-type="float">
            <text:p>613</text:p>
          </table:table-cell>
          <table:table-cell table:style-name="ce3" table:formula="of:=[.$B$1]-[.C37]" office:value-type="float" office:value="446.714285714286" calcext:value-type="float">
            <text:p>447</text:p>
          </table:table-cell>
          <table:table-cell table:style-name="ce3" table:formula="of:=[.C37]*[.B37]*9.81*([.$B$13]/2)" office:value-type="float" office:value="1400.36163582857" calcext:value-type="float">
            <text:p>1400</text:p>
          </table:table-cell>
          <table:table-cell table:style-name="ce3" table:formula="of:=[.D37]*[.B37]*9.81*([.$C$13]/2)" office:value-type="float" office:value="1067.34498531429" calcext:value-type="float">
            <text:p>1067</text:p>
          </table:table-cell>
          <table:table-cell table:style-name="ce7" table:formula="of:=[.E37]/([.E37]+[.F37])" office:value-type="float" office:value="0.567474927461202" calcext:value-type="float">
            <text:p>0.57</text:p>
          </table:table-cell>
          <table:table-cell table:style-name="ce7" table:formula="of:=[.J37]/([.$F$6]*[.$B$22]*2*[.$B$19]/(100^2))/100000" office:value-type="float" office:value="27.7345042880002" calcext:value-type="float">
            <text:p>27.73</text:p>
          </table:table-cell>
          <table:table-cell table:style-name="ce7" table:formula="of:=IF([.H37] &gt; [.$B$26]; [.$B$26] + ([.H37]-[.$B$26])*[.$B$27]; [.H37])" office:value-type="float" office:value="23.0343529362175" calcext:value-type="float">
            <text:p>23.03</text:p>
          </table:table-cell>
          <table:table-cell table:style-name="ce3" table:formula="of:=[.E37]" office:value-type="float" office:value="1400.36163582857" calcext:value-type="float">
            <text:p>1400</text:p>
          </table:table-cell>
          <table:table-cell table:style-name="ce3" table:formula="of:=[.$G$6]*2*[.I37]*10^5*([.$C$19]/100^2)*[.$C$22]" office:value-type="float" office:value="970.927377788309" calcext:value-type="float">
            <text:p>971</text:p>
          </table:table-cell>
          <table:table-cell table:style-name="ce7" table:formula="of:=[.J37]/([.J37]+[.K37])" office:value-type="float" office:value="0.590548696420866" calcext:value-type="float">
            <text:p>0.59</text:p>
          </table:table-cell>
          <table:table-cell table:style-name="ce8" table:formula="of:=[.L37]-[.G37]" office:value-type="float" office:value="0.0230737689596645" calcext:value-type="float">
            <text:p>0.023</text:p>
          </table:table-cell>
          <table:table-cell table:style-name="ce3" table:formula="of:=[.H37]*10^5*[.$F$3]/[.$F$2]/9.81" office:value-type="float" office:value="21.9358676362696" calcext:value-type="float">
            <text:p>22</text:p>
          </table:table-cell>
          <table:table-cell/>
        </table:table-row>
        <table:table-row table:style-name="ro1">
          <table:table-cell table:style-name="Default"/>
          <table:table-cell table:formula="of:=[.B37]+0.1" office:value-type="float" office:value="0.9" calcext:value-type="float">
            <text:p>0.9</text:p>
          </table:table-cell>
          <table:table-cell table:formula="of:=[.$B$6]*[.$B$1]*[.B38]/[.$B$7] + [.$B$4]" office:value-type="float" office:value="632.971428571429" calcext:value-type="float">
            <text:p>633</text:p>
          </table:table-cell>
          <table:table-cell table:style-name="ce3" table:formula="of:=[.$B$1]-[.C38]" office:value-type="float" office:value="427.028571428571" calcext:value-type="float">
            <text:p>427</text:p>
          </table:table-cell>
          <table:table-cell table:style-name="ce3" table:formula="of:=[.C38]*[.B38]*9.81*([.$B$13]/2)" office:value-type="float" office:value="1625.97545493429" calcext:value-type="float">
            <text:p>1626</text:p>
          </table:table-cell>
          <table:table-cell table:style-name="ce3" table:formula="of:=[.D38]*[.B38]*9.81*([.$C$13]/2)" office:value-type="float" office:value="1147.84812403714" calcext:value-type="float">
            <text:p>1148</text:p>
          </table:table-cell>
          <table:table-cell table:style-name="ce7" table:formula="of:=[.E38]/([.E38]+[.F38])" office:value-type="float" office:value="0.58618560576849" calcext:value-type="float">
            <text:p>0.59</text:p>
          </table:table-cell>
          <table:table-cell table:style-name="ce7" table:formula="of:=[.J38]/([.$F$6]*[.$B$22]*2*[.$B$19]/(100^2))/100000" office:value-type="float" office:value="32.2028410899558" calcext:value-type="float">
            <text:p>32.20</text:p>
          </table:table-cell>
          <table:table-cell table:style-name="ce7" table:formula="of:=IF([.H38] &gt; [.$B$26]; [.$B$26] + ([.H38]-[.$B$26])*[.$B$27]; [.H38])" office:value-type="float" office:value="24.5237985368693" calcext:value-type="float">
            <text:p>24.52</text:p>
          </table:table-cell>
          <table:table-cell table:style-name="ce3" table:formula="of:=[.E38]" office:value-type="float" office:value="1625.97545493429" calcext:value-type="float">
            <text:p>1626</text:p>
          </table:table-cell>
          <table:table-cell table:style-name="ce3" table:formula="of:=[.$G$6]*2*[.I38]*10^5*([.$C$19]/100^2)*[.$C$22]" office:value-type="float" office:value="1033.7094110151" calcext:value-type="float">
            <text:p>1034</text:p>
          </table:table-cell>
          <table:table-cell table:style-name="ce7" table:formula="of:=[.J38]/([.J38]+[.K38])" office:value-type="float" office:value="0.611341394520394" calcext:value-type="float">
            <text:p>0.61</text:p>
          </table:table-cell>
          <table:table-cell table:style-name="ce8" table:formula="of:=[.L38]-[.G38]" office:value-type="float" office:value="0.0251557887519045" calcext:value-type="float">
            <text:p>0.025</text:p>
          </table:table-cell>
          <table:table-cell table:style-name="ce3" table:formula="of:=[.H38]*10^5*[.$F$3]/[.$F$2]/9.81" office:value-type="float" office:value="25.4699796443353" calcext:value-type="float">
            <text:p>25</text:p>
          </table:table-cell>
          <table:table-cell/>
        </table:table-row>
        <table:table-row table:style-name="ro1">
          <table:table-cell table:style-name="Default"/>
          <table:table-cell table:formula="of:=[.B38]+0.1" office:value-type="float" office:value="1" calcext:value-type="float">
            <text:p>1</text:p>
          </table:table-cell>
          <table:table-cell table:formula="of:=[.$B$6]*[.$B$1]*[.B39]/[.$B$7] + [.$B$4]" office:value-type="float" office:value="652.657142857143" calcext:value-type="float">
            <text:p>653</text:p>
          </table:table-cell>
          <table:table-cell table:style-name="ce3" table:formula="of:=[.$B$1]-[.C39]" office:value-type="float" office:value="407.342857142857" calcext:value-type="float">
            <text:p>407</text:p>
          </table:table-cell>
          <table:table-cell table:style-name="ce3" table:formula="of:=[.C39]*[.B39]*9.81*([.$B$13]/2)" office:value-type="float" office:value="1862.82674395714" calcext:value-type="float">
            <text:p>1863</text:p>
          </table:table-cell>
          <table:table-cell table:style-name="ce3" table:formula="of:=[.D39]*[.B39]*9.81*([.$C$13]/2)" office:value-type="float" office:value="1216.59237732857" calcext:value-type="float">
            <text:p>1217</text:p>
          </table:table-cell>
          <table:table-cell table:style-name="ce7" table:formula="of:=[.E39]/([.E39]+[.F39])" office:value-type="float" office:value="0.604927965498694" calcext:value-type="float">
            <text:p>0.60</text:p>
          </table:table-cell>
          <table:table-cell table:style-name="ce7" table:formula="of:=[.J39]/([.$F$6]*[.$B$22]*2*[.$B$19]/(100^2))/100000" office:value-type="float" office:value="36.8937387287904" calcext:value-type="float">
            <text:p>36.89</text:p>
          </table:table-cell>
          <table:table-cell table:style-name="ce7" table:formula="of:=IF([.H39] &gt; [.$B$26]; [.$B$26] + ([.H39]-[.$B$26])*[.$B$27]; [.H39])" office:value-type="float" office:value="26.0874310831475" calcext:value-type="float">
            <text:p>26.09</text:p>
          </table:table-cell>
          <table:table-cell table:style-name="ce3" table:formula="of:=[.E39]" office:value-type="float" office:value="1862.82674395714" calcext:value-type="float">
            <text:p>1863</text:p>
          </table:table-cell>
          <table:table-cell table:style-name="ce3" table:formula="of:=[.$G$6]*2*[.I39]*10^5*([.$C$19]/100^2)*[.$C$22]" office:value-type="float" office:value="1099.6185186938" calcext:value-type="float">
            <text:p>1100</text:p>
          </table:table-cell>
          <table:table-cell table:style-name="ce7" table:formula="of:=[.J39]/([.J39]+[.K39])" office:value-type="float" office:value="0.628813894873518" calcext:value-type="float">
            <text:p>0.63</text:p>
          </table:table-cell>
          <table:table-cell table:style-name="ce8" table:formula="of:=[.L39]-[.G39]" office:value-type="float" office:value="0.0238859293748241" calcext:value-type="float">
            <text:p>0.024</text:p>
          </table:table-cell>
          <table:table-cell table:style-name="ce3" table:formula="of:=[.H39]*10^5*[.$F$3]/[.$F$2]/9.81" office:value-type="float" office:value="29.1801202198525" calcext:value-type="float">
            <text:p>29</text:p>
          </table:table-cell>
          <table:table-cell/>
        </table:table-row>
        <table:table-row table:style-name="ro1">
          <table:table-cell table:style-name="Default"/>
          <table:table-cell table:formula="of:=[.B39]+0.1" office:value-type="float" office:value="1.1" calcext:value-type="float">
            <text:p>1.1</text:p>
          </table:table-cell>
          <table:table-cell table:formula="of:=[.$B$6]*[.$B$1]*[.B40]/[.$B$7] + [.$B$4]" office:value-type="float" office:value="672.342857142857" calcext:value-type="float">
            <text:p>672</text:p>
          </table:table-cell>
          <table:table-cell table:style-name="ce3" table:formula="of:=[.$B$1]-[.C40]" office:value-type="float" office:value="387.657142857143" calcext:value-type="float">
            <text:p>388</text:p>
          </table:table-cell>
          <table:table-cell table:style-name="ce3" table:formula="of:=[.C40]*[.B40]*9.81*([.$B$13]/2)" office:value-type="float" office:value="2110.91550289714" calcext:value-type="float">
            <text:p>2111</text:p>
          </table:table-cell>
          <table:table-cell table:style-name="ce3" table:formula="of:=[.D40]*[.B40]*9.81*([.$C$13]/2)" office:value-type="float" office:value="1273.57774518857" calcext:value-type="float">
            <text:p>1274</text:p>
          </table:table-cell>
          <table:table-cell table:style-name="ce7" table:formula="of:=[.E40]/([.E40]+[.F40])" office:value-type="float" office:value="0.623702087185751" calcext:value-type="float">
            <text:p>0.62</text:p>
          </table:table-cell>
          <table:table-cell table:style-name="ce7" table:formula="of:=[.J40]/([.$F$6]*[.$B$22]*2*[.$B$19]/(100^2))/100000" office:value-type="float" office:value="41.807197204504" calcext:value-type="float">
            <text:p>41.81</text:p>
          </table:table-cell>
          <table:table-cell table:style-name="ce7" table:formula="of:=IF([.H40] &gt; [.$B$26]; [.$B$26] + ([.H40]-[.$B$26])*[.$B$27]; [.H40])" office:value-type="float" office:value="27.7252505750521" calcext:value-type="float">
            <text:p>27.73</text:p>
          </table:table-cell>
          <table:table-cell table:style-name="ce3" table:formula="of:=[.E40]" office:value-type="float" office:value="2110.91550289714" calcext:value-type="float">
            <text:p>2111</text:p>
          </table:table-cell>
          <table:table-cell table:style-name="ce3" table:formula="of:=[.$G$6]*2*[.I40]*10^5*([.$C$19]/100^2)*[.$C$22]" office:value-type="float" office:value="1168.65470082441" calcext:value-type="float">
            <text:p>1169</text:p>
          </table:table-cell>
          <table:table-cell table:style-name="ce7" table:formula="of:=[.J40]/([.J40]+[.K40])" office:value-type="float" office:value="0.643656141436381" calcext:value-type="float">
            <text:p>0.64</text:p>
          </table:table-cell>
          <table:table-cell table:style-name="ce8" table:formula="of:=[.L40]-[.G40]" office:value-type="float" office:value="0.0199540542506301" calcext:value-type="float">
            <text:p>0.020</text:p>
          </table:table-cell>
          <table:table-cell table:style-name="ce3" table:formula="of:=[.H40]*10^5*[.$F$3]/[.$F$2]/9.81" office:value-type="float" office:value="33.0662893628212" calcext:value-type="float">
            <text:p>33</text:p>
          </table:table-cell>
          <table:table-cell/>
        </table:table-row>
        <table:table-row table:style-name="ro1">
          <table:table-cell table:style-name="Default"/>
          <table:table-cell table:formula="of:=[.B40]+0.1" office:value-type="float" office:value="1.2" calcext:value-type="float">
            <text:p>1.2</text:p>
          </table:table-cell>
          <table:table-cell table:formula="of:=[.$B$6]*[.$B$1]*[.B41]/[.$B$7] + [.$B$4]" office:value-type="float" office:value="692.028571428572" calcext:value-type="float">
            <text:p>692</text:p>
          </table:table-cell>
          <table:table-cell table:style-name="ce3" table:formula="of:=[.$B$1]-[.C41]" office:value-type="float" office:value="367.971428571429" calcext:value-type="float">
            <text:p>368</text:p>
          </table:table-cell>
          <table:table-cell table:style-name="ce3" table:formula="of:=[.C41]*[.B41]*9.81*([.$B$13]/2)" office:value-type="float" office:value="2370.24173175429" calcext:value-type="float">
            <text:p>2370</text:p>
          </table:table-cell>
          <table:table-cell table:style-name="ce3" table:formula="of:=[.D41]*[.B41]*9.81*([.$C$13]/2)" office:value-type="float" office:value="1318.80422761714" calcext:value-type="float">
            <text:p>1319</text:p>
          </table:table-cell>
          <table:table-cell table:style-name="ce7" table:formula="of:=[.E41]/([.E41]+[.F41])" office:value-type="float" office:value="0.642508051636784" calcext:value-type="float">
            <text:p>0.64</text:p>
          </table:table-cell>
          <table:table-cell table:style-name="ce7" table:formula="of:=[.J41]/([.$F$6]*[.$B$22]*2*[.$B$19]/(100^2))/100000" office:value-type="float" office:value="46.9432165170967" calcext:value-type="float">
            <text:p>46.94</text:p>
          </table:table-cell>
          <table:table-cell table:style-name="ce7" table:formula="of:=IF([.H41] &gt; [.$B$26]; [.$B$26] + ([.H41]-[.$B$26])*[.$B$27]; [.H41])" office:value-type="float" office:value="29.437257012583" calcext:value-type="float">
            <text:p>29.44</text:p>
          </table:table-cell>
          <table:table-cell table:style-name="ce3" table:formula="of:=[.E41]" office:value-type="float" office:value="2370.24173175429" calcext:value-type="float">
            <text:p>2370</text:p>
          </table:table-cell>
          <table:table-cell table:style-name="ce3" table:formula="of:=[.$G$6]*2*[.I41]*10^5*([.$C$19]/100^2)*[.$C$22]" office:value-type="float" office:value="1240.81795740693" calcext:value-type="float">
            <text:p>1241</text:p>
          </table:table-cell>
          <table:table-cell table:style-name="ce7" table:formula="of:=[.J41]/([.J41]+[.K41])" office:value-type="float" office:value="0.656383980267258" calcext:value-type="float">
            <text:p>0.66</text:p>
          </table:table-cell>
          <table:table-cell table:style-name="ce8" table:formula="of:=[.L41]-[.G41]" office:value-type="float" office:value="0.0138759286304744" calcext:value-type="float">
            <text:p>0.014</text:p>
          </table:table-cell>
          <table:table-cell table:style-name="ce3" table:formula="of:=[.H41]*10^5*[.$F$3]/[.$F$2]/9.81" office:value-type="float" office:value="37.1284870732416" calcext:value-type="float">
            <text:p>37</text:p>
          </table:table-cell>
          <table:table-cell/>
        </table:table-row>
        <table:table-row table:style-name="ro1">
          <table:table-cell table:style-name="Default"/>
          <table:table-cell table:formula="of:=[.B41]+0.1" office:value-type="float" office:value="1.3" calcext:value-type="float">
            <text:p>1.3</text:p>
          </table:table-cell>
          <table:table-cell table:formula="of:=[.$B$6]*[.$B$1]*[.B42]/[.$B$7] + [.$B$4]" office:value-type="float" office:value="711.714285714286" calcext:value-type="float">
            <text:p>712</text:p>
          </table:table-cell>
          <table:table-cell table:style-name="ce3" table:formula="of:=[.$B$1]-[.C42]" office:value-type="float" office:value="348.285714285714" calcext:value-type="float">
            <text:p>348</text:p>
          </table:table-cell>
          <table:table-cell table:style-name="ce3" table:formula="of:=[.C42]*[.B42]*9.81*([.$B$13]/2)" office:value-type="float" office:value="2640.80543052857" calcext:value-type="float">
            <text:p>2641</text:p>
          </table:table-cell>
          <table:table-cell table:style-name="ce3" table:formula="of:=[.D42]*[.B42]*9.81*([.$C$13]/2)" office:value-type="float" office:value="1352.27182461428" calcext:value-type="float">
            <text:p>1352</text:p>
          </table:table-cell>
          <table:table-cell table:style-name="ce7" table:formula="of:=[.E42]/([.E42]+[.F42])" office:value-type="float" office:value="0.66134593993326" calcext:value-type="float">
            <text:p>0.66</text:p>
          </table:table-cell>
          <table:table-cell table:style-name="ce7" table:formula="of:=[.J42]/([.$F$6]*[.$B$22]*2*[.$B$19]/(100^2))/100000" office:value-type="float" office:value="52.3017966665683" calcext:value-type="float">
            <text:p>52.30</text:p>
          </table:table-cell>
          <table:table-cell table:style-name="ce7" table:formula="of:=IF([.H42] &gt; [.$B$26]; [.$B$26] + ([.H42]-[.$B$26])*[.$B$27]; [.H42])" office:value-type="float" office:value="31.2234503957402" calcext:value-type="float">
            <text:p>31.22</text:p>
          </table:table-cell>
          <table:table-cell table:style-name="ce3" table:formula="of:=[.E42]" office:value-type="float" office:value="2640.80543052857" calcext:value-type="float">
            <text:p>2641</text:p>
          </table:table-cell>
          <table:table-cell table:style-name="ce3" table:formula="of:=[.$G$6]*2*[.I42]*10^5*([.$C$19]/100^2)*[.$C$22]" office:value-type="float" office:value="1316.10828844136" calcext:value-type="float">
            <text:p>1316</text:p>
          </table:table-cell>
          <table:table-cell table:style-name="ce7" table:formula="of:=[.J42]/([.J42]+[.K42])" office:value-type="float" office:value="0.667390198039504" calcext:value-type="float">
            <text:p>0.67</text:p>
          </table:table-cell>
          <table:table-cell table:style-name="ce8" table:formula="of:=[.L42]-[.G42]" office:value-type="float" office:value="0.00604425810624443" calcext:value-type="float">
            <text:p>0.006</text:p>
          </table:table-cell>
          <table:table-cell table:style-name="ce3" table:formula="of:=[.H42]*10^5*[.$F$3]/[.$F$2]/9.81" office:value-type="float" office:value="41.3667133511134" calcext:value-type="float">
            <text:p>41</text:p>
          </table:table-cell>
          <table:table-cell/>
        </table:table-row>
        <table:table-row table:style-name="ro1">
          <table:table-cell table:style-name="Default"/>
          <table:table-cell table:formula="of:=[.B42]+0.1" office:value-type="float" office:value="1.4" calcext:value-type="float">
            <text:p>1.4</text:p>
          </table:table-cell>
          <table:table-cell table:formula="of:=[.$B$6]*[.$B$1]*[.B43]/[.$B$7] + [.$B$4]" office:value-type="float" office:value="731.4" calcext:value-type="float">
            <text:p>731</text:p>
          </table:table-cell>
          <table:table-cell table:style-name="ce3" table:formula="of:=[.$B$1]-[.C43]" office:value-type="float" office:value="328.6" calcext:value-type="float">
            <text:p>329</text:p>
          </table:table-cell>
          <table:table-cell table:style-name="ce3" table:formula="of:=[.C43]*[.B43]*9.81*([.$B$13]/2)" office:value-type="float" office:value="2922.60659922" calcext:value-type="float">
            <text:p>2923</text:p>
          </table:table-cell>
          <table:table-cell table:style-name="ce3" table:formula="of:=[.D43]*[.B43]*9.81*([.$C$13]/2)" office:value-type="float" office:value="1373.98053618" calcext:value-type="float">
            <text:p>1374</text:p>
          </table:table-cell>
          <table:table-cell table:style-name="ce7" table:formula="of:=[.E43]/([.E43]+[.F43])" office:value-type="float" office:value="0.680215833432158" calcext:value-type="float">
            <text:p>0.68</text:p>
          </table:table-cell>
          <table:table-cell table:style-name="ce7" table:formula="of:=[.J43]/([.$F$6]*[.$B$22]*2*[.$B$19]/(100^2))/100000" office:value-type="float" office:value="57.882937652919" calcext:value-type="float">
            <text:p>57.88</text:p>
          </table:table-cell>
          <table:table-cell table:style-name="ce7" table:formula="of:=IF([.H43] &gt; [.$B$26]; [.$B$26] + ([.H43]-[.$B$26])*[.$B$27]; [.H43])" office:value-type="float" office:value="33.0838307245237" calcext:value-type="float">
            <text:p>33.08</text:p>
          </table:table-cell>
          <table:table-cell table:style-name="ce3" table:formula="of:=[.E43]" office:value-type="float" office:value="2922.60659922" calcext:value-type="float">
            <text:p>2923</text:p>
          </table:table-cell>
          <table:table-cell table:style-name="ce3" table:formula="of:=[.$G$6]*2*[.I43]*10^5*([.$C$19]/100^2)*[.$C$22]" office:value-type="float" office:value="1394.5256939277" calcext:value-type="float">
            <text:p>1395</text:p>
          </table:table-cell>
          <table:table-cell table:style-name="ce7" table:formula="of:=[.J43]/([.J43]+[.K43])" office:value-type="float" office:value="0.676978698072066" calcext:value-type="float">
            <text:p>0.68</text:p>
          </table:table-cell>
          <table:table-cell table:style-name="ce8" table:formula="of:=[.L43]-[.G43]" office:value-type="float" office:value="-0.00323713536009196" calcext:value-type="float">
            <text:p>-0.003</text:p>
          </table:table-cell>
          <table:table-cell table:style-name="ce3" table:formula="of:=[.H43]*10^5*[.$F$3]/[.$F$2]/9.81" office:value-type="float" office:value="45.7809681964368" calcext:value-type="float">
            <text:p>4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2">00/00/0000</text:date>, <text:time style:data-style-name="N2" text:time-value="14:13:35.3302806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4T15:42:03.896000000</meta:creation-date>
    <dc:date>2025-01-02T14:16:58.454267915</dc:date>
    <meta:editing-duration>PT10H17M44S</meta:editing-duration>
    <meta:editing-cycles>163</meta:editing-cycles>
    <meta:generator>LibreOffice/24.2.6.2$Linux_X86_64 LibreOffice_project/420$Build-2</meta:generator>
    <meta:document-statistic meta:table-count="1" meta:cell-count="246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13cm" svg:y="3.952cm" style:legend-expansion="high" chart:style-name="ch2"/>
        <chart:plot-area chart:style-name="ch3" table:cell-range-address="Sheet1.B33:Sheet1.B43 Sheet1.H32:Sheet1.I43" chart:data-source-has-labels="both" svg:x="0.32cm" svg:y="0.18cm" svg:width="10.973cm" svg:height="8.64cm">
          <chart:coordinate-region svg:x="1.418cm" svg:y="0.379cm" svg:width="9.635cm" svg:height="7.794cm"/>
          <chart:axis chart:dimension="x" chart:name="primary-x" chart:style-name="ch4" chartooo:axis-type="auto">
            <chartooo:date-scale/>
            <chart:categories table:cell-range-address="Sheet1.B33:Sheet1.B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H33:Sheet1.H43" chart:label-cell-address="Sheet1.H32:Sheet1.H32" chart:class="chart:line">
            <chart:data-point chart:repeated="11"/>
          </chart:series>
          <chart:series chart:style-name="ch8" chart:values-cell-range-address="Sheet1.I33:Sheet1.I43" chart:label-cell-address="Sheet1.I32:Sheet1.I32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ont pressure (bar)</text:p>
                <draw:g>
                  <svg:desc>Sheet1.H32:Sheet1.H32</svg:desc>
                </draw:g>
              </table:table-cell>
              <table:table-cell office:value-type="string">
                <text:p>Rear pressure (bar)</text:p>
                <draw:g>
                  <svg:desc>Sheet1.I32:Sheet1.I32</svg:desc>
                </draw:g>
              </table:table-cell>
            </table:table-row>
          </table:table-header-rows>
          <table:table-rows>
            <table:table-row>
              <table:table-cell office:value-type="float" office:value="0.4">
                <text:p>0.4</text:p>
                <draw:g>
                  <svg:desc>Sheet1.B33:Sheet1.B43</svg:desc>
                </draw:g>
              </table:table-cell>
              <table:table-cell office:value-type="float" office:value="12.086765448968">
                <text:p>12.086765448968</text:p>
                <draw:g>
                  <svg:desc>Sheet1.H33:Sheet1.H43</svg:desc>
                </draw:g>
              </table:table-cell>
              <table:table-cell office:value-type="float" office:value="12.086765448968">
                <text:p>12.086765448968</text:p>
                <draw:g>
                  <svg:desc>Sheet1.I33:Sheet1.I43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5.6648589034075">
                <text:p>15.6648589034075</text:p>
              </table:table-cell>
              <table:table-cell office:value-type="float" office:value="15.6648589034075">
                <text:p>15.664858903407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9.4655131947261">
                <text:p>19.4655131947261</text:p>
              </table:table-cell>
              <table:table-cell office:value-type="float" office:value="19.4655131947261">
                <text:p>19.4655131947261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23.4887283229236">
                <text:p>23.4887283229236</text:p>
              </table:table-cell>
              <table:table-cell office:value-type="float" office:value="21.619094281192">
                <text:p>21.619094281192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27.7345042880002">
                <text:p>27.7345042880002</text:p>
              </table:table-cell>
              <table:table-cell office:value-type="float" office:value="23.0343529362175">
                <text:p>23.034352936217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32.2028410899558">
                <text:p>32.2028410899558</text:p>
              </table:table-cell>
              <table:table-cell office:value-type="float" office:value="24.5237985368693">
                <text:p>24.523798536869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6.8937387287904">
                <text:p>36.8937387287904</text:p>
              </table:table-cell>
              <table:table-cell office:value-type="float" office:value="26.0874310831475">
                <text:p>26.0874310831475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41.807197204504">
                <text:p>41.807197204504</text:p>
              </table:table-cell>
              <table:table-cell office:value-type="float" office:value="27.7252505750521">
                <text:p>27.7252505750521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46.9432165170967">
                <text:p>46.9432165170967</text:p>
              </table:table-cell>
              <table:table-cell office:value-type="float" office:value="29.437257012583">
                <text:p>29.437257012583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52.3017966665683">
                <text:p>52.3017966665683</text:p>
              </table:table-cell>
              <table:table-cell office:value-type="float" office:value="31.2234503957402">
                <text:p>31.2234503957402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57.882937652919">
                <text:p>57.882937652919</text:p>
              </table:table-cell>
              <table:table-cell office:value-type="float" office:value="33.0838307245237">
                <text:p>33.08383072452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minimum="0.45" chart:maximum="0.7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063cm" svg:height="10.723cm" xlink:href=".." xlink:type="simple" chart:class="chart:line" chart:style-name="ch1">
        <chart:legend chart:legend-position="end" svg:x="14.994cm" svg:y="4.813cm" style:legend-expansion="high" chart:style-name="ch2"/>
        <chart:plot-area chart:style-name="ch3" table:cell-range-address="Sheet1.B33:Sheet1.B43 Sheet1.G32:Sheet1.G43 Sheet1.L32:Sheet1.L43" chart:data-source-has-labels="both" svg:x="0.381cm" svg:y="0.214cm" svg:width="14.232cm" svg:height="9.314cm">
          <chart:coordinate-region svg:x="1.293cm" svg:y="0.414cm" svg:width="13.08cm" svg:height="8.467cm"/>
          <chart:axis chart:dimension="x" chart:name="primary-x" chart:style-name="ch4" chartooo:axis-type="auto">
            <chartooo:date-scale/>
            <chart:title svg:x="6.805cm" svg:y="9.742cm" chart:style-name="ch5">
              <text:p>Decel (g)</text:p>
            </chart:title>
            <chart:categories table:cell-range-address="Sheet1.B33:Sheet1.B4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G33:Sheet1.G43" chart:label-cell-address="Sheet1.G32:Sheet1.G32" chart:class="chart:line">
            <chart:data-point chart:repeated="11"/>
          </chart:series>
          <chart:series chart:style-name="ch9" chart:values-cell-range-address="Sheet1.L33:Sheet1.L43" chart:label-cell-address="Sheet1.L32:Sheet1.L32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ont bias optimal</text:p>
                <draw:g>
                  <svg:desc>Sheet1.G32:Sheet1.G32</svg:desc>
                </draw:g>
              </table:table-cell>
              <table:table-cell office:value-type="string">
                <text:p>Front bias</text:p>
                <draw:g>
                  <svg:desc>Sheet1.L32:Sheet1.L32</svg:desc>
                </draw:g>
              </table:table-cell>
            </table:table-row>
          </table:table-header-rows>
          <table:table-rows>
            <table:table-row>
              <table:table-cell office:value-type="float" office:value="0.4">
                <text:p>0.4</text:p>
                <draw:g>
                  <svg:desc>Sheet1.B33:Sheet1.B43</svg:desc>
                </draw:g>
              </table:table-cell>
              <table:table-cell office:value-type="float" office:value="0.492947427279643">
                <text:p>0.492947427279643</text:p>
                <draw:g>
                  <svg:desc>Sheet1.G33:Sheet1.G43</svg:desc>
                </draw:g>
              </table:table-cell>
              <table:table-cell office:value-type="float" office:value="0.545013680955665">
                <text:p>0.545013680955665</text:p>
                <draw:g>
                  <svg:desc>Sheet1.L33:Sheet1.L43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11532179811119">
                <text:p>0.511532179811119</text:p>
              </table:table-cell>
              <table:table-cell office:value-type="float" office:value="0.545013680955665">
                <text:p>0.54501368095566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530148294338661">
                <text:p>0.530148294338661</text:p>
              </table:table-cell>
              <table:table-cell office:value-type="float" office:value="0.545013680955665">
                <text:p>0.545013680955665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548795850314932">
                <text:p>0.548795850314932</text:p>
              </table:table-cell>
              <table:table-cell office:value-type="float" office:value="0.5654933504085">
                <text:p>0.5654933504085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0.567474927461202">
                <text:p>0.567474927461202</text:p>
              </table:table-cell>
              <table:table-cell office:value-type="float" office:value="0.590548696420866">
                <text:p>0.590548696420866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0.58618560576849">
                <text:p>0.58618560576849</text:p>
              </table:table-cell>
              <table:table-cell office:value-type="float" office:value="0.611341394520394">
                <text:p>0.61134139452039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604927965498694">
                <text:p>0.604927965498694</text:p>
              </table:table-cell>
              <table:table-cell office:value-type="float" office:value="0.628813894873518">
                <text:p>0.628813894873518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0.623702087185751">
                <text:p>0.623702087185751</text:p>
              </table:table-cell>
              <table:table-cell office:value-type="float" office:value="0.643656141436381">
                <text:p>0.643656141436381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0.642508051636784">
                <text:p>0.642508051636784</text:p>
              </table:table-cell>
              <table:table-cell office:value-type="float" office:value="0.656383980267258">
                <text:p>0.656383980267258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0.66134593993326">
                <text:p>0.66134593993326</text:p>
              </table:table-cell>
              <table:table-cell office:value-type="float" office:value="0.667390198039504">
                <text:p>0.667390198039504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0.680215833432158">
                <text:p>0.680215833432158</text:p>
              </table:table-cell>
              <table:table-cell office:value-type="float" office:value="0.676978698072066">
                <text:p>0.6769786980720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